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rsid="001bbe85" officeooo:paragraph-rsid="001bbe85"/>
    </style:style>
    <style:style style:name="P2" style:family="paragraph" style:parent-style-name="Standard">
      <style:paragraph-properties fo:line-height="200%" fo:text-align="center" style:justify-single-word="false"/>
      <style:text-properties style:font-name="Times New Roman" officeooo:rsid="001bbe85" officeooo:paragraph-rsid="001bbe85"/>
    </style:style>
    <style:style style:name="P3" style:family="paragraph" style:parent-style-name="Standard">
      <style:paragraph-properties fo:line-height="200%" fo:text-align="start" style:justify-single-word="false"/>
      <style:text-properties style:font-name="Times New Roman" officeooo:rsid="001bbe85" officeooo:paragraph-rsid="001bbe85"/>
    </style:style>
    <style:style style:name="T1" style:family="text">
      <style:text-properties officeooo:rsid="001bf966"/>
    </style:style>
    <style:style style:name="T2" style:family="text">
      <style:text-properties officeooo:rsid="001c631d"/>
    </style:style>
    <style:style style:name="T3" style:family="text">
      <style:text-properties officeooo:rsid="001e3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m Nunes</text:p>
      <text:p text:style-name="P1">CS-330</text:p>
      <text:p text:style-name="P1">02/26/2023</text:p>
      <text:p text:style-name="P2">Final Project Reflection</text:p>
      <text:p text:style-name="P3"><text:tab/>The final project was to recreate a two dimensional scene(which I will display below) in three dimensions using OpenGL and Visual Studios. This was done by creating the various objects in the scene as either simple shapes of complex shapes made up of simple shapes. Then applying a texture on top the objects and lighting them.</text:p>
      <text:p text:style-name="P3"><text:tab/>The objects in my scene that I recreated were a knife, a cutting board, a block of cheese, <text:s/>a log of salami, and the counter. The counter was created with a plane which is the simplest of the shapes as it is made up of just two triangles, for the texture for it I applied a wood paneling texture and then repeated it three times horizontally and twice vertically giving it the appearance of the wood panels being smaller then they would have been had I just applied the texture once. The cheese was made up of a cube which is six sides each side being a square and each square being made up of two triangles and I applied a Swiss cheese texture over it. In the image to selected the cheese was cheddar but I decided that if I did a more recognizable cheese like Swiss it would be easier to tell it was cheese. <text:span text:style-name="T1">Next up was the salami which I made using a cylinder, since you cannot have truly round shapes in OpenGL I made the cylinder as an eight sided octagon with squares connecting the two ends to make a tube of sorts. For the texture I applies a sausage casing texture to the body and the texture of a piece of sliced salami to the ends to make it look like it have been sliced. The cutting board was a simple cube like the cheese but thinner and wider. The texturing however was a bit difficult. I used a picture of a cutting board I found online and I had to play with the coordinated a bit to make it fit properly. Then for the sides I used a strip from the image rather then the full image so the sides would be unbroken cutting board texture and wouldn't be stretched out with weird spots in the middle. Finally the last object was the knife. This was by far the most complex of the objects as it was made up of three simple shapes. </text:span><text:soft-page-break/><text:span text:style-name="T2">The handle is made up of a cube, and the blade is made up of a long thin cube for the body of the blade and an equally thin pyramid for the tip. Then a simple wood texture was applied to the handle and a metal one to the blade.</text:span></text:p>
      <text:p text:style-name="P3"><text:tab/><text:span text:style-name="T2">In order to see all angles of the three dimensional scene it was important to set up camera movements so the user could navigate the scene. To achieve this I implemented basic forward, backward, left, and right camera movement using the WASD keys. I then implemented vertical movement using Q and E. this combination allows the user to move the camera to anywhere on the scene. I also implements the ability to use the mouse scroll to increase of decrease the speed of movement. To change where the camera is looking I have implemented to separate methods. The first is to use the mouse location to allow for fine tuning and control of where the camera is pointing. The limitation I found with this is that the camera will not go bast the edge of the screen when the mouse gets there. To overcome that I implemented the ability to change the direction the camera is moving with keyboard keys as well. So I set up Z and C the change the horizontal angle the camera is looking and I implemented R and F to change the vertical angle the camera is looking, additionally for the vertical angle I made sure that the code could not go past straight up or down so that the user could not accidentally flip the screen. </text:span></text:p>
      <text:p text:style-name="P3"><text:tab/><text:span text:style-name="T2">In any program keeping it modular is very important. If you have general methods and classes that you can reuse that is less work you have to do in the future. </text:span><text:span text:style-name="T3">One of the things I did to maintain molecularity was to load the textures inside of a load texture method so that I didn’t have to write out that code in the main method for every texture I used. Similarly I kept the meshes to their own methods rather then using creating them in the main so that if I ever need to reuse the shapes I can, although on the subject of meshes I do wish I has made a separate mesh class to handle all of the mesh related methods as that would have increase its ability to be reused even more. I also made the camera methods handles by a header file rather then in the code itself allowing me to wholesale reuse that camera for other project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6T18:25:23.968000000</meta:creation-date>
    <dc:date>2023-02-26T21:24:02.843000000</dc:date>
    <meta:editing-duration>PT47M27S</meta:editing-duration>
    <meta:editing-cycles>2</meta:editing-cycles>
    <meta:generator>LibreOffice/7.3.7.2$Windows_X86_64 LibreOffice_project/e114eadc50a9ff8d8c8a0567d6da8f454beeb84f</meta:generator>
    <meta:document-statistic meta:table-count="0" meta:image-count="0" meta:object-count="0" meta:page-count="2" meta:paragraph-count="8" meta:word-count="837" meta:character-count="4393" meta:non-whitespace-character-count="3557"/>
  </office:meta>
</office:document-meta>
</file>